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</office:automatic-styles>
  <office:body>
    <office:text text:use-soft-page-breaks="true">
      <text:p text:style-name="P1">EJERCICIOS MODULO SQL PARTE 4.</text:p>
      <text:p text:style-name="Normal">1)-El empleado ‘kimberely grant’ pasa a trabajar al departamento ‘it’. Se necesita actualizar el</text:p>
      <text:p text:style-name="Normal">sueldo y el departamento de grant con los mismos valores de sueldo que el empleado que</text:p>
      <text:p text:style-name="Normal">ingresó primero al departamento.</text:p>
      <text:p text:style-name="Normal">2)- Insertar un registro en la tabla Locations con los siguientes valores:</text:p>
      <text:p text:style-name="P2">LOCATION_ID = 9999</text:p>
      <text:p text:style-name="P3">STREET_ADDRESS = 'Manuela Pedraza'</text:p>
      <text:p text:style-name="P4">POSTAL_CODE = 1429</text:p>
      <text:p text:style-name="P5">CITY,STATE_PROVINCE = 'Buenos Aires'</text:p>
      <text:p text:style-name="Normal">COUNTRY_ID = ‘AR’</text:p>
      <text:p text:style-name="Normal"><text:s/>Insertar tambien el registro que corresponda dentro de la tabla Country con id ‘AR’</text:p>
      <text:p text:style-name="Normal">3)- Modificar la tabla Departments para que el location_id del departamento “it” sea el del</text:p>
      <text:p text:style-name="Normal">registro que insertamos en el punto anterior. No olvidar hacer commit para los cambios.</text:p>
      <text:p text:style-name="Normal">4)- La empresa cerrará los departamentos del país cuyo id es ‘ca’ entonces hay que eliminar</text:p>
      <text:p text:style-name="Normal">los empleados que pertenezcan al departamento del país ‘ca’ y el registro correspondiente en</text:p>
      <text:p text:style-name="Normal">la tabla Departments. Para obtener el id del departamento de los registros a borrar hacer una</text:p>
      <text:p text:style-name="Normal">subconsulta utilizando como dato que el país es ‘ca’ (hacer el join entre las tablas que</text:p>
      <text:p text:style-name="Normal">corresponda para obtener el dato).</text:p>
      <text:p text:style-name="Normal">5)-Insertar en la tabla Departments registros con las siguientes características:</text:p>
      <text:p text:style-name="Normal">-Id de departamento sea el id de la tabla original + 200, el nombre del departamento sea el</text:p>
      <text:p text:style-name="Normal">nombre del departamento original concatenado con el id de país al que pertenece, las</text:p>
      <text:p text:style-name="Normal">columnas de manager_id y de locations id mantengan el valor de la tabla original.</text:p>
      <text:p text:style-name="Normal">6)- Modificar el número de departamento de los empleados que ingresaron el 17 de agosto de</text:p>
      <text:p text:style-name="Normal">1997. El nuevo departamento a asignarle será el que mayor cantidad de empleados tie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rnández Cuesta, Nerea</meta:initial-creator>
    <dc:creator>Fernández Cuesta, Nerea</dc:creator>
    <meta:creation-date>2022-12-02T11:11:00Z</meta:creation-date>
    <dc:date>2022-12-02T11:12:00Z</dc:date>
    <meta:template xlink:href="Normal.dotm" xlink:type="simple"/>
    <meta:editing-cycles>1</meta:editing-cycles>
    <meta:editing-duration>PT60S</meta:editing-duration>
    <meta:document-statistic meta:page-count="1" meta:paragraph-count="3" meta:word-count="252" meta:character-count="1635" meta:row-count="11" meta:non-whitespace-character-count="1386"/>
  </office:meta>
</office:document-meta>
</file>